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E000002B16641D71C61E22AED.png" manifest:media-type="image/png"/>
  <manifest:file-entry manifest:full-path="Pictures/10000B2F00002E1800004736EBBD214B1F4D0140.svg" manifest:media-type="image/svg+xml"/>
  <manifest:file-entry manifest:full-path="Pictures/10000001000001BE000002B1FD7C6814D44FFBCB.png" manifest:media-type="image/png"/>
  <manifest:file-entry manifest:full-path="Pictures/10000B2E00002E1800004736F3C3F15A9F4AA5E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frame draw:style-name="gr1" draw:text-style-name="P2" draw:layer="layout" svg:width="2.699cm" svg:height="1.276cm" svg:x="16.647cm" svg:y="22.974cm">
            <draw:text-box>
              <text:p text:style-name="P1"><text:span text:style-name="T1">IA-32</text:span></text:p>
            </draw:text-box>
          </draw:frame>
          <draw:frame draw:style-name="gr2" draw:text-style-name="P3" draw:layer="layout" svg:width="11.799cm" svg:height="18.229cm" svg:x="11.701cm" svg:y="4.457cm">
            <draw:image xlink:href="Pictures/10000B2E00002E1800004736F3C3F15A9F4AA5E7.svg" xlink:type="simple" xlink:show="embed" xlink:actuate="onLoad" draw:mime-type="image/svg+xml">
              <text:p/>
            </draw:image>
            <draw:image xlink:href="Pictures/10000001000001BE000002B1FD7C6814D44FFBCB.png" xlink:type="simple" xlink:show="embed" xlink:actuate="onLoad" draw:mime-type="image/png"/>
          </draw:frame>
        </draw:g>
        <draw:g>
          <draw:frame draw:style-name="gr2" draw:text-style-name="P3" draw:layer="layout" svg:width="11.799cm" svg:height="18.229cm" svg:x="31cm" svg:y="4.271cm">
            <draw:image xlink:href="Pictures/10000B2F00002E1800004736EBBD214B1F4D0140.svg" xlink:type="simple" xlink:show="embed" xlink:actuate="onLoad" draw:mime-type="image/svg+xml">
              <text:p/>
            </draw:image>
            <draw:image xlink:href="Pictures/10000001000001BE000002B16641D71C61E22AED.png" xlink:type="simple" xlink:show="embed" xlink:actuate="onLoad" draw:mime-type="image/png"/>
          </draw:frame>
          <draw:frame draw:style-name="gr1" draw:text-style-name="P2" draw:layer="layout" svg:width="3.525cm" svg:height="1.276cm" svg:x="35.137cm" svg:y="22.724cm">
            <draw:text-box>
              <text:p text:style-name="P1"><text:span text:style-name="T1">x86_6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3T17:22:19.765220954</meta:creation-date>
    <dc:date>2024-01-03T18:45:04.882592545</dc:date>
    <meta:editing-duration>PT1H1M26S</meta:editing-duration>
    <meta:editing-cycles>12</meta:editing-cycles>
    <meta:generator>LibreOffice/7.3.7.2$Linux_X86_64 LibreOffice_project/30$Build-2</meta:generator>
    <meta:document-statistic meta:object-count="6"/>
  </office:meta>
</office:document-meta>
</file>